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6A2000001A8000001A82D516471.svg" manifest:media-type="image/svg+xml"/>
  <manifest:file-entry manifest:full-path="Pictures/10000000000002C50000018C5CBC1BD6.jpg" manifest:media-type="image/jpeg"/>
  <manifest:file-entry manifest:full-path="Pictures/10000000000001C1000000FA3AFFB31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717171" draw:textarea-horizontal-align="left" draw:textarea-vertical-align="bottom" draw:auto-grow-height="true" draw:auto-grow-width="false" fo:min-height="3.175cm" fo:min-width="0cm" fo:padding-top="0cm" fo:padding-bottom="0cm" fo:padding-left="0cm" fo:padding-right="0cm" fo:wrap-option="wrap" draw:shadow-color="#b2b2b2"/>
    </style:style>
    <style:style style:name="pr2" style:family="presentation" style:parent-style-name="Title1-outline1">
      <style:graphic-properties fo:min-height="0.527cm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Title1-title">
      <style:graphic-properties fo:min-height="1.059cm"/>
    </style:style>
    <style:style style:name="pr5" style:family="presentation" style:parent-style-name="Title1-subtitle">
      <style:graphic-properties fo:min-height="1.55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 style:font-independent-line-spacing="true"/>
    </style:style>
    <style:style style:name="P3" style:family="paragraph">
      <style:paragraph-properties fo:margin-top="0.2cm" fo:margin-bottom="0cm" fo:text-align="justify"/>
    </style:style>
    <style:style style:name="P4" style:family="paragraph">
      <style:paragraph-properties fo:margin-top="0.2cm" fo:margin-bottom="0cm" fo:text-align="justify"/>
      <style:text-properties fo:font-size="16pt" style:font-size-asian="16pt" style:font-size-complex="16pt"/>
    </style:style>
    <style:style style:name="P5" style:family="paragraph">
      <style:paragraph-properties fo:margin-top="0.2cm" fo:margin-bottom="0cm"/>
    </style:style>
    <style:style style:name="P6" style:family="paragraph">
      <style:paragraph-properties fo:margin-top="0.2cm" fo:margin-bottom="0cm"/>
      <style:text-properties fo:font-size="16pt" style:font-size-asian="16pt" style:font-size-complex="16pt"/>
    </style:style>
    <style:style style:name="P7" style:family="paragraph">
      <style:text-properties fo:font-size="12pt"/>
    </style:style>
    <style:style style:name="P8" style:family="paragraph">
      <style:paragraph-properties fo:text-align="justify"/>
    </style:style>
    <style:style style:name="P9" style:family="paragraph">
      <style:paragraph-properties fo:text-align="end"/>
    </style:style>
    <style:style style:name="P10" style:family="paragraph">
      <style:paragraph-properties fo:text-align="end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use-window-font-color="true" fo:font-size="16pt" style:font-size-asian="16pt" style:font-size-complex="16pt"/>
    </style:style>
    <style:style style:name="T3" style:family="text"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size="12pt"/>
    </style:style>
    <style:style style:name="T5" style:family="text">
      <style:text-properties fo:font-size="12pt" style:text-underline-style="solid" style:text-underline-width="auto" style:text-underline-color="font-color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number text:level="1" style:num-format="">
        <style:list-level-properties/>
        <style:text-properties fo:color="#c50e1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717171" fo:font-size="100%"/>
      </text:list-level-style-number>
      <text:list-level-style-bullet text:level="2" text:bullet-char="–">
        <style:list-level-properties text:space-before="1.49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676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image text:level="1" xlink:href="Pictures/100006A2000001A8000001A82D516471.svg" xlink:type="simple" xlink:show="embed" xlink:actuate="onLoad">
        <style:list-level-properties style:vertical-pos="middle" style:vertical-rel="line" fo:width="0.424cm" fo:height="0.424cm"/>
      </text:list-level-style-image>
      <text:list-level-style-image text:level="2" xlink:href="Pictures/100006A2000001A8000001A82D516471.svg" xlink:type="simple" xlink:show="embed" xlink:actuate="onLoad">
        <style:list-level-properties text:space-before="1.499cm" style:vertical-pos="middle" style:vertical-rel="line" fo:width="0.424cm" fo:height="0.424cm"/>
      </text:list-level-style-image>
      <text:list-level-style-image text:level="3" xlink:href="Pictures/100006A2000001A8000001A82D516471.svg" xlink:type="simple" xlink:show="embed" xlink:actuate="onLoad">
        <style:list-level-properties text:space-before="2.676cm" style:vertical-pos="middle" style:vertical-rel="line" fo:width="0.424cm" fo:height="0.424cm"/>
      </text:list-level-style-image>
      <text:list-level-style-image text:level="4" xlink:href="Pictures/100006A2000001A8000001A82D516471.svg" xlink:type="simple" xlink:show="embed" xlink:actuate="onLoad">
        <style:list-level-properties text:space-before="3.81cm" style:vertical-pos="middle" style:vertical-rel="line" fo:width="0.424cm" fo:height="0.424cm"/>
      </text:list-level-style-image>
      <text:list-level-style-image text:level="5" xlink:href="Pictures/100006A2000001A8000001A82D516471.svg" xlink:type="simple" xlink:show="embed" xlink:actuate="onLoad">
        <style:list-level-properties text:space-before="5.08cm" style:vertical-pos="middle" style:vertical-rel="line" fo:width="0.424cm" fo:height="0.424cm"/>
      </text:list-level-style-image>
      <text:list-level-style-image text:level="6" xlink:href="Pictures/100006A2000001A8000001A82D516471.svg" xlink:type="simple" xlink:show="embed" xlink:actuate="onLoad">
        <style:list-level-properties text:space-before="5.08cm" style:vertical-pos="middle" style:vertical-rel="line" fo:width="0.424cm" fo:height="0.424cm"/>
      </text:list-level-style-image>
      <text:list-level-style-image text:level="7" xlink:href="Pictures/100006A2000001A8000001A82D516471.svg" xlink:type="simple" xlink:show="embed" xlink:actuate="onLoad">
        <style:list-level-properties text:space-before="5.08cm" style:vertical-pos="middle" style:vertical-rel="line" fo:width="0.424cm" fo:height="0.424cm"/>
      </text:list-level-style-image>
      <text:list-level-style-image text:level="8" xlink:href="Pictures/100006A2000001A8000001A82D516471.svg" xlink:type="simple" xlink:show="embed" xlink:actuate="onLoad">
        <style:list-level-properties text:space-before="5.08cm" style:vertical-pos="middle" style:vertical-rel="line" fo:width="0.424cm" fo:height="0.424cm"/>
      </text:list-level-style-image>
      <text:list-level-style-image text:level="9" xlink:href="Pictures/100006A2000001A8000001A82D516471.svg" xlink:type="simple" xlink:show="embed" xlink:actuate="onLoad">
        <style:list-level-properties text:space-before="5.08cm" style:vertical-pos="middle" style:vertical-rel="line" fo:width="0.424cm" fo:height="0.424cm"/>
      </text:list-level-style-image>
      <text:list-level-style-image text:level="10" xlink:href="Pictures/100006A2000001A8000001A82D516471.svg" xlink:type="simple" xlink:show="embed" xlink:actuate="onLoad">
        <style:list-level-properties text:space-before="5.08cm" style:vertical-pos="middle" style:vertical-rel="line" fo:width="0.424cm" fo:height="0.424cm"/>
      </text:list-level-style-image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image text:level="1" xlink:href="Pictures/100006A2000001A8000001A82D516471.svg" xlink:type="simple" xlink:show="embed" xlink:actuate="onLoad">
        <style:list-level-properties style:vertical-pos="middle" style:vertical-rel="line" fo:width="0.424cm" fo:height="0.424cm"/>
      </text:list-level-style-image>
      <text:list-level-style-image text:level="2" xlink:href="Pictures/100006A2000001A8000001A82D516471.svg" xlink:type="simple" xlink:show="embed" xlink:actuate="onLoad">
        <style:list-level-properties text:space-before="1.27cm" style:vertical-pos="middle" style:vertical-rel="line" fo:width="0.424cm" fo:height="0.424cm"/>
      </text:list-level-style-image>
      <text:list-level-style-image text:level="3" xlink:href="Pictures/100006A2000001A8000001A82D516471.svg" xlink:type="simple" xlink:show="embed" xlink:actuate="onLoad">
        <style:list-level-properties text:space-before="2.54cm" style:vertical-pos="middle" style:vertical-rel="line" fo:width="0.424cm" fo:height="0.424cm"/>
      </text:list-level-style-image>
      <text:list-level-style-image text:level="4" xlink:href="Pictures/100006A2000001A8000001A82D516471.svg" xlink:type="simple" xlink:show="embed" xlink:actuate="onLoad">
        <style:list-level-properties text:space-before="3.81cm" style:vertical-pos="middle" style:vertical-rel="line" fo:width="0.424cm" fo:height="0.424cm"/>
      </text:list-level-style-image>
      <text:list-level-style-image text:level="5" xlink:href="Pictures/100006A2000001A8000001A82D516471.svg" xlink:type="simple" xlink:show="embed" xlink:actuate="onLoad">
        <style:list-level-properties text:space-before="5.08cm" style:vertical-pos="middle" style:vertical-rel="line" fo:width="0.424cm" fo:height="0.424cm"/>
      </text:list-level-style-image>
      <text:list-level-style-image text:level="6" xlink:href="Pictures/100006A2000001A8000001A82D516471.svg" xlink:type="simple" xlink:show="embed" xlink:actuate="onLoad">
        <style:list-level-properties text:space-before="5.08cm" style:vertical-pos="middle" style:vertical-rel="line" fo:width="0.424cm" fo:height="0.424cm"/>
      </text:list-level-style-image>
      <text:list-level-style-image text:level="7" xlink:href="Pictures/100006A2000001A8000001A82D516471.svg" xlink:type="simple" xlink:show="embed" xlink:actuate="onLoad">
        <style:list-level-properties text:space-before="5.08cm" style:vertical-pos="middle" style:vertical-rel="line" fo:width="0.424cm" fo:height="0.424cm"/>
      </text:list-level-style-image>
      <text:list-level-style-image text:level="8" xlink:href="Pictures/100006A2000001A8000001A82D516471.svg" xlink:type="simple" xlink:show="embed" xlink:actuate="onLoad">
        <style:list-level-properties text:space-before="5.08cm" style:vertical-pos="middle" style:vertical-rel="line" fo:width="0.424cm" fo:height="0.424cm"/>
      </text:list-level-style-image>
      <text:list-level-style-image text:level="9" xlink:href="Pictures/100006A2000001A8000001A82D516471.svg" xlink:type="simple" xlink:show="embed" xlink:actuate="onLoad">
        <style:list-level-properties text:space-before="5.08cm" style:vertical-pos="middle" style:vertical-rel="line" fo:width="0.424cm" fo:height="0.424cm"/>
      </text:list-level-style-image>
      <text:list-level-style-image text:level="10" xlink:href="Pictures/100006A2000001A8000001A82D516471.svg" xlink:type="simple" xlink:show="embed" xlink:actuate="onLoad">
        <style:list-level-properties text:space-before="5.08cm" style:vertical-pos="middle" style:vertical-rel="line" fo:width="0.424cm" fo:height="0.424cm"/>
      </text:list-level-style-image>
    </text:list-style>
    <text:list-style style:name="L6">
      <text:list-level-style-image text:level="1" xlink:href="Pictures/100006A2000001A8000001A82D516471.svg" xlink:type="simple" xlink:show="embed" xlink:actuate="onLoad">
        <style:list-level-properties text:min-label-width="0.6cm" style:vertical-pos="middle" style:vertical-rel="line" fo:width="0.424cm" fo:height="0.424cm"/>
      </text:list-level-style-image>
      <text:list-level-style-image text:level="2" xlink:href="Pictures/100006A2000001A8000001A82D516471.svg" xlink:type="simple" xlink:show="embed" xlink:actuate="onLoad">
        <style:list-level-properties text:space-before="0.6cm" text:min-label-width="0.6cm" style:vertical-pos="middle" style:vertical-rel="line" fo:width="0.424cm" fo:height="0.424cm"/>
      </text:list-level-style-image>
      <text:list-level-style-image text:level="3" xlink:href="Pictures/100006A2000001A8000001A82D516471.svg" xlink:type="simple" xlink:show="embed" xlink:actuate="onLoad">
        <style:list-level-properties text:space-before="1.2cm" text:min-label-width="0.6cm" style:vertical-pos="middle" style:vertical-rel="line" fo:width="0.424cm" fo:height="0.424cm"/>
      </text:list-level-style-image>
      <text:list-level-style-image text:level="4" xlink:href="Pictures/100006A2000001A8000001A82D516471.svg" xlink:type="simple" xlink:show="embed" xlink:actuate="onLoad">
        <style:list-level-properties text:space-before="1.8cm" text:min-label-width="0.6cm" style:vertical-pos="middle" style:vertical-rel="line" fo:width="0.424cm" fo:height="0.424cm"/>
      </text:list-level-style-image>
      <text:list-level-style-image text:level="5" xlink:href="Pictures/100006A2000001A8000001A82D516471.svg" xlink:type="simple" xlink:show="embed" xlink:actuate="onLoad">
        <style:list-level-properties text:space-before="2.4cm" text:min-label-width="0.6cm" style:vertical-pos="middle" style:vertical-rel="line" fo:width="0.424cm" fo:height="0.424cm"/>
      </text:list-level-style-image>
      <text:list-level-style-image text:level="6" xlink:href="Pictures/100006A2000001A8000001A82D516471.svg" xlink:type="simple" xlink:show="embed" xlink:actuate="onLoad">
        <style:list-level-properties text:space-before="3cm" text:min-label-width="0.6cm" style:vertical-pos="middle" style:vertical-rel="line" fo:width="0.424cm" fo:height="0.424cm"/>
      </text:list-level-style-image>
      <text:list-level-style-image text:level="7" xlink:href="Pictures/100006A2000001A8000001A82D516471.svg" xlink:type="simple" xlink:show="embed" xlink:actuate="onLoad">
        <style:list-level-properties text:space-before="3.6cm" text:min-label-width="0.6cm" style:vertical-pos="middle" style:vertical-rel="line" fo:width="0.424cm" fo:height="0.424cm"/>
      </text:list-level-style-image>
      <text:list-level-style-image text:level="8" xlink:href="Pictures/100006A2000001A8000001A82D516471.svg" xlink:type="simple" xlink:show="embed" xlink:actuate="onLoad">
        <style:list-level-properties text:space-before="4.2cm" text:min-label-width="0.6cm" style:vertical-pos="middle" style:vertical-rel="line" fo:width="0.424cm" fo:height="0.424cm"/>
      </text:list-level-style-image>
      <text:list-level-style-image text:level="9" xlink:href="Pictures/100006A2000001A8000001A82D516471.svg" xlink:type="simple" xlink:show="embed" xlink:actuate="onLoad">
        <style:list-level-properties text:space-before="4.8cm" text:min-label-width="0.6cm" style:vertical-pos="middle" style:vertical-rel="line" fo:width="0.424cm" fo:height="0.424cm"/>
      </text:list-level-style-image>
      <text:list-level-style-image text:level="10" xlink:href="Pictures/100006A2000001A8000001A82D516471.svg" xlink:type="simple" xlink:show="embed" xlink:actuate="onLoad">
        <style:list-level-properties text:space-before="5.4cm" text:min-label-width="0.6cm" style:vertical-pos="middle" style:vertical-rel="line" fo:width="0.424cm" fo:height="0.424cm"/>
      </text:list-level-style-image>
    </text:list-style>
    <text:list-style style:name="L7">
      <text:list-level-style-image text:level="1" xlink:href="Pictures/100006A2000001A8000001A82D516471.svg" xlink:type="simple" xlink:show="embed" xlink:actuate="onLoad">
        <style:list-level-properties style:vertical-pos="middle" style:vertical-rel="line" fo:width="0.424cm" fo:height="0.424cm"/>
      </text:list-level-style-image>
      <text:list-level-style-image text:level="2" xlink:href="Pictures/100006A2000001A8000001A82D516471.svg" xlink:type="simple" xlink:show="embed" xlink:actuate="onLoad">
        <style:list-level-properties text:space-before="1.499cm" style:vertical-pos="middle" style:vertical-rel="line" fo:width="0.424cm" fo:height="0.424cm"/>
      </text:list-level-style-image>
      <text:list-level-style-image text:level="3" xlink:href="Pictures/100006A2000001A8000001A82D516471.svg" xlink:type="simple" xlink:show="embed" xlink:actuate="onLoad">
        <style:list-level-properties text:space-before="2.676cm" style:vertical-pos="middle" style:vertical-rel="line" fo:width="0.424cm" fo:height="0.424cm"/>
      </text:list-level-style-image>
      <text:list-level-style-image text:level="4" xlink:href="Pictures/100006A2000001A8000001A82D516471.svg" xlink:type="simple" xlink:show="embed" xlink:actuate="onLoad">
        <style:list-level-properties text:space-before="3.81cm" style:vertical-pos="middle" style:vertical-rel="line" fo:width="0.424cm" fo:height="0.424cm"/>
      </text:list-level-style-image>
      <text:list-level-style-image text:level="5" xlink:href="Pictures/100006A2000001A8000001A82D516471.svg" xlink:type="simple" xlink:show="embed" xlink:actuate="onLoad">
        <style:list-level-properties text:space-before="5.08cm" style:vertical-pos="middle" style:vertical-rel="line" fo:width="0.424cm" fo:height="0.424cm"/>
      </text:list-level-style-image>
      <text:list-level-style-image text:level="6" xlink:href="Pictures/100006A2000001A8000001A82D516471.svg" xlink:type="simple" xlink:show="embed" xlink:actuate="onLoad">
        <style:list-level-properties text:space-before="5.08cm" style:vertical-pos="middle" style:vertical-rel="line" fo:width="0.424cm" fo:height="0.424cm"/>
      </text:list-level-style-image>
      <text:list-level-style-image text:level="7" xlink:href="Pictures/100006A2000001A8000001A82D516471.svg" xlink:type="simple" xlink:show="embed" xlink:actuate="onLoad">
        <style:list-level-properties text:space-before="5.08cm" style:vertical-pos="middle" style:vertical-rel="line" fo:width="0.424cm" fo:height="0.424cm"/>
      </text:list-level-style-image>
      <text:list-level-style-image text:level="8" xlink:href="Pictures/100006A2000001A8000001A82D516471.svg" xlink:type="simple" xlink:show="embed" xlink:actuate="onLoad">
        <style:list-level-properties text:space-before="5.08cm" style:vertical-pos="middle" style:vertical-rel="line" fo:width="0.424cm" fo:height="0.424cm"/>
      </text:list-level-style-image>
      <text:list-level-style-image text:level="9" xlink:href="Pictures/100006A2000001A8000001A82D516471.svg" xlink:type="simple" xlink:show="embed" xlink:actuate="onLoad">
        <style:list-level-properties text:space-before="5.08cm" style:vertical-pos="middle" style:vertical-rel="line" fo:width="0.424cm" fo:height="0.424cm"/>
      </text:list-level-style-image>
      <text:list-level-style-image text:level="10" xlink:href="Pictures/100006A2000001A8000001A82D516471.svg" xlink:type="simple" xlink:show="embed" xlink:actuate="onLoad">
        <style:list-level-properties text:space-before="5.08cm" style:vertical-pos="middle" style:vertical-rel="line" fo:width="0.424cm" fo:height="0.424cm"/>
      </text:list-level-style-image>
    </text:list-style>
  </office:automatic-styles>
  <office:body>
    <office:presentation>
      <draw:page draw:name="TITEL DER PRÄSENTATION ODER THEMA ZWEIZEILIGE VERSION" draw:style-name="dp1" draw:master-page-name="Title1" presentation:presentation-page-layout-name="AL1T1">
        <draw:frame presentation:style-name="pr1" draw:text-style-name="P2" draw:layer="layout" svg:width="22.393cm" svg:height="3.175cm" svg:x="1.6cm" svg:y="10.625cm" presentation:class="title" presentation:user-transformed="true">
          <draw:text-box>
            <text:p text:style-name="P1">Coalitional skill games with incomplete information and abundance of tasks</text:p>
          </draw:text-box>
        </draw:frame>
        <draw:frame presentation:style-name="pr2" draw:layer="layout" svg:width="22.393cm" svg:height="0.777cm" svg:x="1.498cm" svg:y="15.72cm" presentation:class="outline">
          <draw:text-box>
            <text:p text:style-name="P1"><text:s/>Mitja Phillip Richter, Tobias Pockrandt, Mihail Bogojeski, Björn Fischer | AOT | Abschlusspräsentation</text:p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le1" presentation:presentation-page-layout-name="AL1T1">
        <draw:frame presentation:style-name="pr4" draw:layer="layout" svg:width="16cm" svg:height="1.059cm" svg:x="1.4cm" svg:y="1.6cm" presentation:class="title" presentation:user-transformed="true">
          <draw:text-box>
            <text:p>Forecast</text:p>
          </draw:text-box>
        </draw:frame>
        <draw:frame presentation:style-name="pr2" draw:text-style-name="P4" draw:layer="layout" svg:width="22.393cm" svg:height="10.497cm" svg:x="1.491cm" svg:y="6.001cm" presentation:class="outline" presentation:user-transformed="true">
          <draw:text-box>
            <text:list text:style-name="L3">
              <text:list-item>
                <text:p text:style-name="P3"><text:span text:style-name="T1"><text:s/></text:span><text:span text:style-name="T1">Ziel: den globalen Output zu maximieren</text:span></text:p>
                <text:p text:style-name="P3"><text:span text:style-name="T1"/></text:p>
              </text:list-item>
              <text:list-item>
                <text:p text:style-name="P3"><text:span text:style-name="T1"><text:s/></text:span><text:span text:style-name="T1"># Aufgaben &gt; # gutem Personal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" presentation:class="page"/>
          <draw:frame presentation:style-name="pr3" draw:layer="layout" svg:width="15.24cm" svg:height="11.43cm" svg:x="1.905cm" svg:y="12.065cm" presentation:class="notes" presentation:user-transformed="true">
            <draw:text-box>
              <text:p>Gesucht ist eine Art Algorithmus mit dem sich eine Menge von Agenten mit spezifischen Fertigkeiten auf eine Menge von Aufgaben matchen lässt.</text:p>
              <text:p/>
              <text:list text:style-name="L5">
                <text:list-item>
                  <text:p><text:s/>Ziel: den globalen Output zu maximieren</text:p>
                </text:list-item>
                <text:list-item>
                  <text:p text:style-name="P1"><text:s/><text:tab/>(Utilatiristische/soziale) Wohlfahrt Maximieren</text:p>
                  <text:list>
                    <text:list-item>
                      <text:p><text:s/>Wer kennt das nicht, man hat viele wichige Aufträge aber nur begrenzt gutes Personal um diese Aufgaben zu erfüllen</text:p>
                    </text:list-item>
                    <text:list-item>
                      <text:p text:style-name="P1"/>
                    </text:list-item>
                  </text:list>
                </text:list-item>
              </text:list>
            </draw:text-box>
          </draw:frame>
        </presentation:notes>
      </draw:page>
      <draw:page draw:name="page3" draw:style-name="dp3" draw:master-page-name="Title1" presentation:presentation-page-layout-name="AL1T1">
        <draw:frame presentation:style-name="pr4" draw:layer="layout" svg:width="16cm" svg:height="1.059cm" svg:x="1.4cm" svg:y="1.6cm" presentation:class="title" presentation:user-transformed="true">
          <draw:text-box>
            <text:p>Outline</text:p>
          </draw:text-box>
        </draw:frame>
        <draw:frame presentation:style-name="pr2" draw:text-style-name="P6" draw:layer="layout" svg:width="22.393cm" svg:height="10.497cm" svg:x="1.435cm" svg:y="6.115cm" presentation:class="outline" presentation:user-transformed="true">
          <draw:text-box>
            <text:list text:style-name="L6">
              <text:list-item>
                <text:p text:style-name="P5"><text:span text:style-name="T1">Spezifikation der Rahmenbedingungen</text:span></text:p>
              </text:list-item>
              <text:list-item>
                <text:p text:style-name="P5"><text:span text:style-name="T1">Beschreibung Algorithmus</text:span></text:p>
              </text:list-item>
              <text:list-item>
                <text:p text:style-name="P5"><text:span text:style-name="T1">Angewandte Methoden</text:span></text:p>
              </text:list-item>
              <text:list-item>
                <text:p text:style-name="P5"><text:span text:style-name="T1">Evaluation</text:span></text:p>
              </text:list-item>
              <text:list-item>
                <text:p text:style-name="P5"><text:span text:style-name="T1">Resumé</text:span></text:p>
              </text:list-item>
              <text:list-item>
                <text:p text:style-name="P5"><text:span text:style-name="T1">Future Work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3" presentation:class="page"/>
          <draw:frame presentation:style-name="pr3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1" presentation:presentation-page-layout-name="AL1T1">
        <draw:frame presentation:style-name="pr4" draw:layer="layout" svg:width="16cm" svg:height="1.059cm" svg:x="1.6cm" svg:y="1.6cm" presentation:class="title" presentation:user-transformed="true">
          <draw:text-box>
            <text:p>Problembeschreibung</text:p>
          </draw:text-box>
        </draw:frame>
        <draw:frame presentation:style-name="pr2" draw:text-style-name="P6" draw:layer="layout" svg:width="22.393cm" svg:height="10.497cm" svg:x="1.4cm" svg:y="5.903cm" presentation:class="outline" presentation:user-transformed="true">
          <draw:text-box>
            <text:list text:style-name="L6">
              <text:list-item>
                <text:p text:style-name="P5"><text:span text:style-name="T1">Matching von Agenten und Aufgaben</text:span></text:p>
              </text:list-item>
              <text:list-item>
                <text:p text:style-name="P5"><text:span text:style-name="T1">Koalitionsbildung erfolgt durch Agenten </text:span></text:p>
              </text:list-item>
              <text:list-item>
                <text:p text:style-name="P5"><text:span text:style-name="T1">Inklusive Verhandlung über Teilnehmer und Outcome</text:span></text:p>
              </text:list-item>
              <text:list-item>
                <text:p text:style-name="P5"><text:span text:style-name="T1">Agenten besitzen nur begrenzte Informationen</text:span></text:p>
                <text:p text:style-name="P5"><text:span text:style-name="T1"/></text:p>
              </text:list-item>
              <text:list-item>
                <text:p text:style-name="P5"><text:span text:style-name="T1">Anwendungsbeispiel: Mögliches Verfahren zur Vergabe von Bauaufträgen an Baufirmen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4" presentation:class="page"/>
          <draw:frame presentation:style-name="pr3" draw:text-style-name="P7" draw:layer="layout" svg:width="15.24cm" svg:height="11.43cm" svg:x="1.905cm" svg:y="12.065cm" presentation:class="notes" presentation:user-transformed="true">
            <draw:text-box>
              <text:p>Hauptproblem:</text:p>
              <text:p text:style-name="P8">Matching von Agenten und Aufgaben. Dieses Matching soll möglichst Effektiv sein, wobei eine Definition von Effektivität mal aufgeschoben sein soll.</text:p>
              <text:p text:style-name="P8">Es müssen also mehrere Agenten auf noch mehr Aufgaben verteilt <text:tab/>werden. </text:p>
              <text:p text:style-name="P8">Dieses Problem lässt sich leicht auf die Realität übertragen. Verteilung von Bauaufträgen an Baufirmen z.b.</text:p>
              <text:p text:style-name="P8">Die Verteilung soll allerdings nicht von einer Instanz unternommen werden, die aller Permutationen überprüft. </text:p>
              <text:p text:style-name="P8">Die Agenten bewerben sich auf eine Aufgabe und müssen diese im allgemeinen zusammen mit anderen Lösen, sodass eine Verhandlungsphase zwischen den Agenten auftritt.</text:p>
              <text:p text:style-name="P8">Diese Verhandlung ist ein zu Lösendes Unterproblem. <text:s/></text:p>
              <text:p text:style-name="P8">Hinzu kommt das Realitätsnahe fehlen der gesammten Informationen</text:p>
            </draw:text-box>
          </draw:frame>
        </presentation:notes>
      </draw:page>
      <draw:page draw:name="page5" draw:style-name="dp3" draw:master-page-name="Title1" presentation:presentation-page-layout-name="AL1T1">
        <draw:frame presentation:style-name="pr4" draw:layer="layout" svg:width="16cm" svg:height="1.059cm" svg:x="1.4cm" svg:y="1.6cm" presentation:class="title" presentation:user-transformed="true">
          <draw:text-box>
            <text:p>Spezifische Aufbau</text:p>
          </draw:text-box>
        </draw:frame>
        <draw:frame presentation:style-name="pr2" draw:text-style-name="P8" draw:layer="layout" svg:width="22.393cm" svg:height="10.497cm" svg:x="1.498cm" svg:y="6cm" presentation:class="outline" presentation:user-transformed="true">
          <draw:text-box>
            <text:list text:style-name="L3">
              <text:list-item>
                <text:p text:style-name="P5"><text:s/><text:span text:style-name="T2">Abent</text:span><text:span text:style-name="T3">euerer und Quests</text:span></text:p>
              </text:list-item>
              <text:list-item>
                <text:p text:style-name="P5"><text:span text:style-name="T3"><text:s/></text:span><text:span text:style-name="T3">while(restskill || deadline) </text:span></text:p>
              </text:list-item>
            </text:list>
            <text:list text:style-name="L7">
              <text:list-item>
                <text:list>
                  <text:list-item>
                    <text:p text:style-name="P8"><text:s/>Nutzen berechnen</text:p>
                  </text:list-item>
                  <text:list-item>
                    <text:p text:style-name="P8"><text:s/>Bewerbung auf max. 4 Abenteuer</text:p>
                  </text:list-item>
                  <text:list-item>
                    <text:p text:style-name="P8"><text:s/>Ermittlung von Koalitionen in allen Abenteuern</text:p>
                  </text:list-item>
                  <text:list-item>
                    <text:p text:style-name="P8"><text:s/>Auswahl der besten Koalition für jedes Abenteuer</text:p>
                  </text:list-item>
                  <text:list-item>
                    <text:p text:style-name="P8"><text:s/>Entfernen von Überschüssen </text:p>
                  </text:list-item>
                  <text:list-item>
                    <text:p text:style-name="P8"><text:s/>Festlegung auf ein Abenteuer / Koalition</text:p>
                  </text:list-item>
                  <text:list-item>
                    <text:p text:style-name="P8"><text:s/>Geschlossene Abenteuer sind fi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5" presentation:class="page"/>
          <draw:frame presentation:style-name="pr3" draw:text-style-name="P7" draw:layer="layout" svg:width="15.24cm" svg:height="11.43cm" svg:x="1.905cm" svg:y="12.065cm" presentation:class="notes" presentation:user-transformed="true">
            <draw:text-box>
              <text:p><text:span text:style-name="T4">Baustelen und Baufirmen sind zu Langweilig.</text:span></text:p>
              <text:p><text:span text:style-name="T4">Daher haben wir Abenteuerer und Quests die zu erledigen sind.</text:span></text:p>
              <text:p><text:span text:style-name="T4">Die Quests erfordern Skills welche von den Abenteurern besessen werden.</text:span></text:p>
              <text:p><text:span text:style-name="T4"/></text:p>
              <text:p><text:span text:style-name="T4">Insgesammt sind mehr Quests vorhanden bzw. erfordern diese mehr Skills als die Agenten zusammen besitzen. </text:span></text:p>
              <text:p><text:span text:style-name="T4">Des weiteren existieren Abenteuer unterschiedlicher Größe, wobei diese im Outcome mehr als Linear ansteigen. </text:span></text:p>
              <text:p><text:span text:style-name="T4"/></text:p>
              <text:p><text:span text:style-name="T4">Die Abenteurer bewerben sich nun auf eine Anzahl an Abenteuern. </text:span></text:p>
              <text:p><text:span text:style-name="T4">Dort bilden sie selbst Koorlitionen und verhandeln das Jeweilige Outcome.</text:span></text:p>
              <text:p><text:span text:style-name="T4"/></text:p>
              <text:p><text:span text:style-name="T4">Die Quests werden so vergeben, das kein Überschuss bestehen kann.</text:span></text:p>
              <text:p><text:span text:style-name="T4">Restskills können anschließend in weitere Abenteuer investiert werden. <text:s/></text:span></text:p>
              <text:p><text:span text:style-name="T4"/></text:p>
              <text:p><text:span text:style-name="T4"/></text:p>
              <text:p><text:span text:style-name="T4"/></text:p>
            </draw:text-box>
          </draw:frame>
        </presentation:notes>
      </draw:page>
      <draw:page draw:name="page6" draw:style-name="dp3" draw:master-page-name="Title1" presentation:presentation-page-layout-name="AL1T1">
        <draw:frame presentation:style-name="pr4" draw:layer="layout" svg:width="16cm" svg:height="1.059cm" svg:x="1.4cm" svg:y="1.6cm" presentation:class="title" presentation:user-transformed="true">
          <draw:text-box>
            <text:p>Angewendeten Methoden</text:p>
          </draw:text-box>
        </draw:frame>
        <draw:frame presentation:style-name="pr2" draw:text-style-name="P4" draw:layer="layout" svg:width="22.393cm" svg:height="10.497cm" svg:x="1.498cm" svg:y="6cm" presentation:class="outline" presentation:user-transformed="true">
          <draw:text-box>
            <text:list text:style-name="L3">
              <text:list-item>
                <text:p text:style-name="P3"><text:span text:style-name="T1"><text:s/></text:span><text:span text:style-name="T1">Utilityfunctions (Inklusive. Rewardabschätzung)</text:span></text:p>
              </text:list-item>
              <text:list-item>
                <text:p text:style-name="P3"><text:span text:style-name="T1"><text:s/></text:span><text:span text:style-name="T1">Konzept (Dummy/Veto-Spieler)</text:span></text:p>
              </text:list-item>
              <text:list-item>
                <text:p text:style-name="P3"><text:span text:style-name="T1"><text:s/></text:span><text:span text:style-name="T1">Banzhaf Power Index</text:span></text:p>
              </text:list-item>
              <text:list-item>
                <text:p text:style-name="P3"><text:span text:style-name="T1"><text:s/></text:span><text:span text:style-name="T1">Shapley Value</text:span></text:p>
              </text:list-item>
              <text:list-item>
                <text:p text:style-name="P3"><text:span text:style-name="T1"><text:s/></text:span><text:span text:style-name="T1">Powerpruning</text:span></text:p>
              </text:list-item>
              <text:list-item>
                <text:p text:style-name="P3"><text:span text:style-name="T1"><text:s/></text:span><text:span text:style-name="T1">Deadline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6" presentation:class="page"/>
          <draw:frame presentation:style-name="pr3" draw:text-style-name="P7" draw:layer="layout" svg:width="15.24cm" svg:height="11.43cm" svg:x="1.905cm" svg:y="12.065cm" presentation:class="notes" presentation:user-transformed="true">
            <draw:text-box>
              <text:p><text:span text:style-name="T5">Powerpruning:</text:span></text:p>
              <text:p><text:span text:style-name="T4">Bei Überschuss geben die Agenten Skills in Abhängigkeit ihrer Investierten Power ab. Sie behalten für die Verhandlung ihren Alten Wert</text:span></text:p>
              <text:p><text:span text:style-name="T4"/></text:p>
            </draw:text-box>
          </draw:frame>
        </presentation:notes>
      </draw:page>
      <draw:page draw:name="page7" draw:style-name="dp3" draw:master-page-name="Title1" presentation:presentation-page-layout-name="AL1T1">
        <draw:frame presentation:style-name="pr4" draw:layer="layout" svg:width="16cm" svg:height="1.059cm" svg:x="1.4cm" svg:y="1.6cm" presentation:class="title" presentation:user-transformed="true">
          <draw:text-box>
            <text:p>Evaluation</text:p>
          </draw:text-box>
        </draw:frame>
        <draw:frame presentation:style-name="pr2" draw:layer="layout" svg:width="22.393cm" svg:height="10.497cm" svg:x="1.498cm" svg:y="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2.7cm" svg:height="9.525cm" svg:x="3.175cm" svg:y="1.904cm" draw:page-number="7" presentation:class="page"/>
          <draw:frame presentation:style-name="pr3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le1" presentation:presentation-page-layout-name="AL1T1">
        <draw:frame presentation:style-name="pr4" draw:layer="layout" svg:width="16cm" svg:height="1.059cm" svg:x="1.4cm" svg:y="1.6cm" presentation:class="title" presentation:user-transformed="true">
          <draw:text-box>
            <text:p>Evaluation</text:p>
          </draw:text-box>
        </draw:frame>
        <draw:frame presentation:style-name="pr2" draw:layer="layout" svg:width="22.393cm" svg:height="10.497cm" svg:x="1.498cm" svg:y="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2.7cm" svg:height="9.525cm" svg:x="3.175cm" svg:y="1.904cm" draw:page-number="8" presentation:class="page"/>
          <draw:frame presentation:style-name="pr3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le1" presentation:presentation-page-layout-name="AL1T1">
        <draw:frame presentation:style-name="pr4" draw:layer="layout" svg:width="16cm" svg:height="1.059cm" svg:x="1.4cm" svg:y="1.6cm" presentation:class="title" presentation:user-transformed="true">
          <draw:text-box>
            <text:p>Evaluation</text:p>
          </draw:text-box>
        </draw:frame>
        <draw:frame presentation:style-name="pr2" draw:layer="layout" svg:width="22.393cm" svg:height="10.497cm" svg:x="1.498cm" svg:y="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2.7cm" svg:height="9.525cm" svg:x="3.175cm" svg:y="1.904cm" draw:page-number="9" presentation:class="page"/>
          <draw:frame presentation:style-name="pr3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le1" presentation:presentation-page-layout-name="AL1T1">
        <draw:frame presentation:style-name="pr4" draw:layer="layout" svg:width="16cm" svg:height="1.059cm" svg:x="1.4cm" svg:y="1.6cm" presentation:class="title" presentation:user-transformed="true">
          <draw:text-box>
            <text:p>Evaluation</text:p>
          </draw:text-box>
        </draw:frame>
        <draw:frame presentation:style-name="pr2" draw:layer="layout" svg:width="22.393cm" svg:height="10.497cm" svg:x="1.498cm" svg:y="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2.7cm" svg:height="9.525cm" svg:x="3.175cm" svg:y="1.904cm" draw:page-number="10" presentation:class="page"/>
          <draw:frame presentation:style-name="pr3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itle1" presentation:presentation-page-layout-name="AL1T1">
        <draw:frame presentation:style-name="pr4" draw:layer="layout" svg:width="16cm" svg:height="1.059cm" svg:x="1.4cm" svg:y="1.6cm" presentation:class="title" presentation:user-transformed="true">
          <draw:text-box>
            <text:p>Evaluation</text:p>
          </draw:text-box>
        </draw:frame>
        <draw:frame presentation:style-name="pr2" draw:layer="layout" svg:width="22.393cm" svg:height="10.497cm" svg:x="1.498cm" svg:y="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2.7cm" svg:height="9.525cm" svg:x="3.175cm" svg:y="1.904cm" draw:page-number="11" presentation:class="page"/>
          <draw:frame presentation:style-name="pr3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Title1" presentation:presentation-page-layout-name="AL1T1">
        <draw:frame presentation:style-name="pr4" draw:layer="layout" svg:width="16cm" svg:height="1.059cm" svg:x="1.4cm" svg:y="1.6cm" presentation:class="title" presentation:user-transformed="true">
          <draw:text-box>
            <text:p>Resumé</text:p>
          </draw:text-box>
        </draw:frame>
        <draw:frame presentation:style-name="pr2" draw:layer="layout" svg:width="22.393cm" svg:height="10.497cm" svg:x="1.498cm" svg:y="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2.7cm" svg:height="9.525cm" svg:x="3.175cm" svg:y="1.904cm" draw:page-number="12" presentation:class="page"/>
          <draw:frame presentation:style-name="pr3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Title1" presentation:presentation-page-layout-name="AL1T1">
        <draw:frame presentation:style-name="pr4" draw:layer="layout" svg:width="16cm" svg:height="1.059cm" svg:x="1.4cm" svg:y="1.6cm" presentation:class="title" presentation:user-transformed="true">
          <draw:text-box>
            <text:p>Future Work</text:p>
          </draw:text-box>
        </draw:frame>
        <draw:frame presentation:style-name="pr2" draw:text-style-name="P4" draw:layer="layout" svg:width="22.393cm" svg:height="10.497cm" svg:x="1.498cm" svg:y="6cm" presentation:class="outline" presentation:user-transformed="true">
          <draw:text-box>
            <text:list text:style-name="L3">
              <text:list-item>
                <text:p text:style-name="P3"><text:span text:style-name="T1"><text:s/></text:span><text:span text:style-name="T1">Von pseudoverteilten zu verteilten Algorithmus </text:span></text:p>
              </text:list-item>
              <text:list-item>
                <text:p text:style-name="P3"><text:span text:style-name="T1"><text:s/></text:span><text:span text:style-name="T1">Einbindung von echtem „Maschinellem Lernen“</text:span></text:p>
              </text:list-item>
              <text:list-item>
                <text:p text:style-name="P3"><text:span text:style-name="T1"><text:s/></text:span><text:span text:style-name="T1">Großflächige Untersuchung veränderter Parameter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3" presentation:class="page"/>
          <draw:frame presentation:style-name="pr3" draw:text-style-name="P7" draw:layer="layout" svg:width="15.24cm" svg:height="11.43cm" svg:x="1.905cm" svg:y="12.065cm" presentation:class="notes">
            <draw:text-box>
              <text:p><text:span text:style-name="T4">Der Algorithmus ist hier nur Quasiverteilt. </text:span></text:p>
              <text:p><text:span text:style-name="T4"/></text:p>
              <text:p><text:span text:style-name="T4">Durch die Anwendung von Maschinellem Lernen lassen sich sicherlich genauerer Ergebnisse finden, als <text:s/>duch simplen Anwendung von Grundideen.</text:span></text:p>
            </draw:text-box>
          </draw:frame>
        </presentation:notes>
      </draw:page>
      <draw:page draw:name="page14" draw:style-name="dp3" draw:master-page-name="Title1" presentation:presentation-page-layout-name="AL2T32">
        <draw:frame presentation:style-name="pr5" draw:text-style-name="P10" draw:layer="layout" svg:width="7.6cm" svg:height="1.553cm" svg:x="8.4cm" svg:y="8.8cm" presentation:class="subtitle" presentation:user-transformed="true">
          <draw:text-box>
            <text:p text:style-name="P9"><text:span text:style-name="T6">Platz für Fragen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14" presentation:class="page"/>
          <draw:frame presentation:style-name="pr3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99cm" text:min-label-width="0.67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7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0.776cm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4pt" style:font-style-asian="normal" style:font-weight-asian="normal" style:font-name-complex="Mangal" style:font-family-complex="Mang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  <style:tab-stop style:position="23.221cm"/>
          <style:tab-stop style:position="25.76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68cm"/>
          <style:tab-stop style:position="4.308cm"/>
          <style:tab-stop style:position="6.848cm"/>
          <style:tab-stop style:position="9.388cm"/>
          <style:tab-stop style:position="11.928cm"/>
          <style:tab-stop style:position="14.468cm"/>
          <style:tab-stop style:position="17.008cm"/>
          <style:tab-stop style:position="19.548cm"/>
          <style:tab-stop style:position="22.088cm"/>
          <style:tab-stop style:position="24.62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717171" fo:font-size="100%"/>
          </text:list-level-style-number>
          <text:list-level-style-bullet text:level="2" text:bullet-char="–">
            <style:list-level-properties text:space-before="1.49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7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0.776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17171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4pt" style:font-style-asian="normal" style:font-weight-asian="normal" style:font-name-complex="Mangal" style:font-family-complex="Mang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bottom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c50e1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058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c50e1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717171" fo:font-size="100%"/>
          </text:list-level-style-number>
          <text:list-level-style-bullet text:level="2" text:bullet-char="–">
            <style:list-level-properties text:space-before="1.49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7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0.776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17171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4pt" style:font-style-asian="normal" style:font-weight-asian="normal" style:font-name-complex="Mangal" style:font-family-complex="Mang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27cm" fo:margin-right="0cm" fo:margin-top="0.123cm" fo:margin-bottom="0cm" fo:line-height="100%" fo:text-align="center" fo:text-indent="0.229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123cm" fo:margin-bottom="0cm" fo:line-height="100%" fo:text-align="center" fo:text-indent="0.136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717171" draw:textarea-horizontal-align="left" draw:textarea-vertical-align="bottom" draw:auto-grow-height="true" draw:auto-grow-width="false" fo:min-height="0.776cm" fo:min-width="0cm" fo:padding-top="0cm" fo:padding-bottom="0cm" fo:padding-left="0cm" fo:padding-right="0cm" fo:wrap-option="wrap" draw:shadow-color="#b2b2b2">
        <text:list-style style:name="Title1-subtitle">
          <text:list-level-style-number text:level="1" style:num-format="">
            <style:list-level-properties/>
            <style:text-properties fo:color="#717171" fo:font-size="100%"/>
          </text:list-level-style-number>
          <text:list-level-style-bullet text:level="2" text:bullet-char="–">
            <style:list-level-properties text:space-before="1.49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7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0.776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17171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4pt" style:font-style-asian="normal" style:font-weight-asian="normal" style:font-name-complex="Mangal" style:font-family-complex="Mang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717171" draw:textarea-horizontal-align="left" draw:textarea-vertical-align="bottom" draw:auto-grow-height="true" draw:auto-grow-width="false" fo:min-height="1.059cm" fo:min-width="0cm" fo:padding-top="0cm" fo:padding-bottom="0cm" fo:padding-left="0cm" fo:padding-right="0cm" fo:wrap-option="wrap" draw:shadow-color="#b2b2b2">
        <text:list-style style:name="Title1-title">
          <text:list-level-style-number text:level="1" style:num-format="">
            <style:list-level-properties/>
            <style:text-properties fo:color="#c50e1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058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c50e1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c0c0c0" draw:textarea-horizontal-align="justify" draw:textarea-vertical-align="middle" draw:auto-grow-height="false" fo:min-height="0.94cm" fo:min-width="3.296cm" fo:padding-top="0.13cm" fo:padding-bottom="0.13cm" fo:padding-left="0.25cm" fo:padding-right="0.25cm" fo:wrap-option="no-wrap" draw:shadow-color="#b2b2b2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solid" svg:stroke-width="0.026cm" svg:stroke-color="#717171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b2b2b2"/>
    </style:style>
    <style:style style:name="Mpr1" style:family="presentation" style:parent-style-name="Default-backgroundobjects">
      <style:graphic-properties draw:stroke="none" draw:fill="none" draw:fill-color="#717171" draw:auto-grow-height="false" draw:auto-grow-width="false" fo:min-height="0.424cm" fo:min-width="0cm" fo:wrap-option="wrap"/>
    </style:style>
    <style:style style:name="Mpr2" style:family="presentation" style:parent-style-name="Title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text-align="center" fo:text-indent="0cm"/>
    </style:style>
    <style:style style:name="MP5" style:family="paragraph">
      <style:paragraph-properties fo:margin-left="0cm" fo:margin-right="0cm" fo:text-align="center" fo:text-indent="0cm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 style:language-asian="de" style:country-asian="DE" style:language-complex="de" style:country-complex="DE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393cm" svg:height="1.059cm" svg:x="1.498cm" svg:y="3.769cm" presentation:class="title" presentation:placeholder="true">
        <draw:text-box/>
      </draw:frame>
      <draw:frame presentation:style-name="Default-outline1" draw:layer="backgroundobjects" svg:width="22.393cm" svg:height="11.297cm" svg:x="1.498cm" svg:y="5.344cm" presentation:class="outline" presentation:placeholder="true">
        <draw:text-box/>
      </draw:frame>
      <draw:frame draw:style-name="Mgr3" draw:text-style-name="MP3" draw:layer="backgroundobjects" svg:width="3.801cm" svg:height="2.117cm" svg:x="20.091cm" svg:y="1.499cm">
        <draw:image xlink:href="Pictures/10000000000001C1000000FA3AFFB317.jpg" xlink:type="simple" xlink:show="embed" xlink:actuate="onLoad">
          <text:p/>
        </draw:image>
      </draw:frame>
      <draw:frame presentation:style-name="Mpr1" draw:layer="backgroundobjects" svg:width="18.402cm" svg:height="0.423cm" svg:x="1.499cm" svg:y="17.7cm" presentation:class="footer">
        <draw:text-box>
          <text:list text:style-name="ML1">
            <text:list-header>
              <text:p>Präsentationstitel Blindtext Lorem ipsum dolores | M. Mustermann | Anlass der Präsentation</text:p>
            </text:list-header>
          </text:list>
        </draw:text-box>
      </draw:frame>
      <draw:frame presentation:style-name="Mpr1" draw:layer="backgroundobjects" svg:width="18.402cm" svg:height="0.423cm" svg:x="1.499cm" svg:y="18.216cm" presentation:class="page-number">
        <draw:text-box>
          <text:list text:style-name="ML1">
            <text:list-header>
              <text:p><text:span text:style-name="MT2">Seite </text:span><text:span text:style-name="MT2"><text:page-number>&lt;number&gt;</text:page-number></text:span></text:p>
            </text:list-header>
          </text:list>
        </draw:text-box>
      </draw:frame>
      <draw:custom-shape draw:style-name="Mgr4" draw:text-style-name="MP5" draw:layer="backgroundobjects" svg:width="3.796cm" svg:height="1.2cm" svg:x="20.091cm" svg:y="17.44cm">
        <text:list text:style-name="ML1">
          <text:list-header>
            <text:p text:style-name="MP4"><text:span text:style-name="MT3">Dezentrales Logo</text:span></text:p>
            <text:p text:style-name="MP4"><text:span text:style-name="MT3">optional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6" draw:layer="backgroundobjects" svg:width="19.05cm" svg:height="25.4cm" svg:x="0cm" svg:y="0cm">
          <text:p/>
        </draw:rect>
        <draw:frame draw:style-name="Mgr6" draw:text-style-name="MP8" draw:layer="backgroundobjects" svg:width="8.255cm" svg:height="1.27cm" svg:x="-0.001cm" svg:y="0cm" presentation:class="header">
          <draw:text-box>
            <text:list text:style-name="ML2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draw:style-name="Mgr7" draw:text-style-name="MP10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8" draw:text-style-name="MP8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draw:style-name="Mgr9" draw:text-style-name="MP10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2.393cm" svg:height="1.059cm" svg:x="1.498cm" svg:y="13.638cm" presentation:class="title" presentation:placeholder="true">
        <draw:text-box/>
      </draw:frame>
      <draw:frame presentation:style-name="Title1-subtitle" draw:layer="backgroundobjects" svg:width="22.393cm" svg:height="0.777cm" svg:x="1.498cm" svg:y="15.72cm" presentation:class="subtitle" presentation:placeholder="true">
        <draw:text-box/>
      </draw:frame>
      <draw:line draw:style-name="Mgr10" draw:text-style-name="MP3" draw:layer="backgroundobjects" svg:x1="1.499cm" svg:y1="17.044cm" svg:x2="23.892cm" svg:y2="17.044cm">
        <text:p/>
      </draw:line>
      <draw:frame draw:style-name="Mgr3" draw:text-style-name="MP3" draw:layer="backgroundobjects" svg:width="6.002cm" svg:height="3.352cm" svg:x="17.89cm" svg:y="1.499cm">
        <draw:image xlink:href="Pictures/10000000000002C50000018C5CBC1BD6.jpg" xlink:type="simple" xlink:show="embed" xlink:actuate="onLoad">
          <text:p/>
        </draw:image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5" draw:text-style-name="MP6" draw:layer="backgroundobjects" svg:width="19.05cm" svg:height="25.4cm" svg:x="0cm" svg:y="0cm">
          <text:p/>
        </draw:rect>
        <draw:frame presentation:style-name="Mpr2" draw:text-style-name="MP8" draw:layer="backgroundobjects" svg:width="8.255cm" svg:height="1.27cm" svg:x="-0.001cm" svg:y="0cm" presentation:class="header">
          <draw:text-box>
            <text:list text:style-name="ML2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presentation:style-name="Mpr3" draw:text-style-name="MP10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4" draw:text-style-name="MP8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presentation:style-name="Mpr5" draw:text-style-name="MP10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creation-date>2015-02-01T14:35:06.843000000</meta:creation-date>
    <dc:date>2015-02-07T14:53:13.577000000</dc:date>
    <meta:editing-cycles>35</meta:editing-cycles>
    <meta:editing-duration>PT20H51M56S</meta:editing-duration>
    <meta:generator>LibreOffice/4.3.5.2$Windows_x86 LibreOffice_project/3a87456aaa6a95c63eea1c1b3201acedf0751bd5</meta:generator>
    <meta:document-statistic meta:object-count="90"/>
  </office:meta>
</office:document-meta>
</file>